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6b58d"/>
    </style:style>
    <style:style style:name="P2" style:family="paragraph" style:parent-style-name="Heading_20_3">
      <style:text-properties fo:color="#2a6099" loext:opacity="100%" fo:font-size="22pt" style:font-size-asian="22pt" style:font-size-complex="22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Documentation du Projet</text:h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26T20:44:43.599000000</meta:creation-date>
    <dc:date>2024-06-26T20:50:07.219000000</dc:date>
    <meta:editing-duration>PT2M15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1" meta:word-count="3" meta:character-count="23" meta:non-whitespace-character-count="21"/>
  </office:meta>
</office:document-meta>
</file>